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f97b9" officeooo:paragraph-rsid="001821d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85053" officeooo:paragraph-rsid="0018505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9080f" officeooo:paragraph-rsid="0019080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b175" officeooo:paragraph-rsid="001ab17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ac7ea" officeooo:paragraph-rsid="001ac7e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f97b9" officeooo:paragraph-rsid="001821d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85053" officeooo:paragraph-rsid="0018505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9080f" officeooo:paragraph-rsid="0019080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9080f" officeooo:paragraph-rsid="0019080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ab175" officeooo:paragraph-rsid="001ab17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ab175" officeooo:paragraph-rsid="001ab17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ac7ea" officeooo:paragraph-rsid="001ac7ea" style:font-weight-asian="bold" style:font-weight-complex="bold"/>
    </style:style>
    <style:style style:name="P13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bold" officeooo:rsid="001f97b9" officeooo:paragraph-rsid="001821d8" style:font-weight-asian="bold" style:font-weight-complex="bold"/>
    </style:style>
    <style:style style:name="P14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normal" officeooo:rsid="00185053" officeooo:paragraph-rsid="00185053" style:font-weight-asian="normal" style:font-weight-complex="normal"/>
    </style:style>
    <style:style style:name="T1" style:family="text">
      <style:text-properties officeooo:rsid="0015b8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No : <text:span text:style-name="T1">B-02</text:span></text:p>
      <text:p text:style-name="P6">Database Management Lab</text:p>
      <text:p text:style-name="P13">Name: Shyam P Ambilkar<text:tab/><text:tab/><text:tab/><text:tab/><text:tab/><text:tab/><text:tab/><text:tab/> <text:s text:c="4"/>RollNo: TEB1602</text:p>
      <text:p text:style-name="P7">Indexing and Aggregation</text:p>
      <text:p text:style-name="P1">---------------------------------------------------------------------------------------------------------------------------</text:p>
      <text:p text:style-name="P10">1. Indexing:</text:p>
      <text:p text:style-name="P4">&gt; db.Account.ensureIndex({<text:a xlink:type="simple" xlink:href="cid:1,branch:1" text:style-name="Internet_20_link" text:visited-style-name="Visited_20_Internet_20_Link">cid:1,branch:1</text:a>})</text:p>
      <text:p text:style-name="P4">----------------------------------------------------------------------------------------------------------------------------</text:p>
      <text:p text:style-name="P10">2.Show ensureIndex</text:p>
      <text:p text:style-name="P4">&gt; db.Account.ensureIndex()</text:p>
      <text:p text:style-name="P4">{</text:p>
      <text:p text:style-name="P4"><text:tab/>"err" : "no index name specified",</text:p>
      <text:p text:style-name="P4"><text:tab/>"code" : 12523,</text:p>
      <text:p text:style-name="P4"><text:tab/>"n" : 0,</text:p>
      <text:p text:style-name="P4"><text:tab/>"connectionId" : 1,</text:p>
      <text:p text:style-name="P4"><text:tab/>"ok" : 1</text:p>
      <text:p text:style-name="P4">}</text:p>
      <text:p text:style-name="P10">to specified indexing:</text:p>
      <text:p text:style-name="P4"><text:s/>db.Account.ensureIndex({cid:1,branch:1})</text:p>
      <text:p text:style-name="P4">----------------------------------------------------------------------------------------------------------------------------</text:p>
      <text:p text:style-name="P11">Aggregation operation </text:p>
      <text:p text:style-name="P10">­----------------------------------------------------------------------------------------------------------------------------</text:p>
      <text:p text:style-name="P2">&gt; db.Account.insert({cid:1,acctype:"Saving",branch:"Akola",balance:4000})</text:p>
      <text:p text:style-name="P2">&gt; db.Account.insert({cid:2,acctype:"Saving",branch:"Amravati",balance:6000})</text:p>
      <text:p text:style-name="P2">&gt; db.Account.insert({cid:3,acctype:"Current",branch:"Pune",balance:1000})</text:p>
      <text:p text:style-name="P2">&gt; db.Account.insert({cid:4,acctype:"Current",branch:"Pune",balance:2000})</text:p>
      <text:p text:style-name="P2">&gt; db.Account.insert({cid:5,acctype:"Current",branch:"Pune",balance:7000})</text:p>
      <text:p text:style-name="P2">&gt; db.Account.find().pretty()</text:p>
      <text:p text:style-name="P2">{</text:p>
      <text:p text:style-name="P2"><text:tab/>"_id" : ObjectId("59ef96729fe6ca1a224bfdcc"),</text:p>
      <text:p text:style-name="P2"><text:tab/>"cid" : 1,</text:p>
      <text:p text:style-name="P2"><text:tab/>"acctype" : "Saving",</text:p>
      <text:p text:style-name="P2"><text:tab/>"branch" : "Akola",</text:p>
      <text:p text:style-name="P2"><text:tab/>"balance" : 4000</text:p>
      <text:p text:style-name="P2">}</text:p>
      <text:p text:style-name="P2">{</text:p>
      <text:p text:style-name="P2"><text:tab/>"_id" : ObjectId("59ef968a9fe6ca1a224bfdcd"),</text:p>
      <text:p text:style-name="P2"><text:tab/>"cid" : 2,</text:p>
      <text:p text:style-name="P2"><text:tab/>"acctype" : "Saving",</text:p>
      <text:p text:style-name="P2"><text:tab/>"branch" : "Amravati",</text:p>
      <text:p text:style-name="P2"><text:tab/>"balance" : 6000</text:p>
      <text:p text:style-name="P2">}</text:p>
      <text:p text:style-name="P2">{</text:p>
      <text:p text:style-name="P2"><text:tab/>"_id" : ObjectId("59ef96b49fe6ca1a224bfdce"),</text:p>
      <text:p text:style-name="P2"><text:tab/>"cid" : 3,</text:p>
      <text:p text:style-name="P2"><text:tab/>"acctype" : "Current",</text:p>
      <text:p text:style-name="P2"><text:tab/>"branch" : "Pune",</text:p>
      <text:p text:style-name="P2"><text:tab/>"balance" : 1000</text:p>
      <text:p text:style-name="P2">}</text:p>
      <text:p text:style-name="P2"><text:soft-page-break/>{</text:p>
      <text:p text:style-name="P2"><text:tab/>"_id" : ObjectId("59ef96cb9fe6ca1a224bfdcf"),</text:p>
      <text:p text:style-name="P2"><text:tab/>"cid" : 4,</text:p>
      <text:p text:style-name="P2"><text:tab/>"acctype" : "Current",</text:p>
      <text:p text:style-name="P2"><text:tab/>"branch" : "Pune",</text:p>
      <text:p text:style-name="P2"><text:tab/>"balance" : 2000</text:p>
      <text:p text:style-name="P2">}</text:p>
      <text:p text:style-name="P2">{</text:p>
      <text:p text:style-name="P2"><text:tab/>"_id" : ObjectId("59ef96dd9fe6ca1a224bfdd0"),</text:p>
      <text:p text:style-name="P2"><text:tab/>"cid" : 5,</text:p>
      <text:p text:style-name="P2"><text:tab/>"acctype" : "Current",</text:p>
      <text:p text:style-name="P2"><text:tab/>"branch" : "Pune",</text:p>
      <text:p text:style-name="P2"><text:tab/>"balance" : 7000</text:p>
      <text:p text:style-name="P2">}</text:p>
      <text:p text:style-name="P2">----------------------------------------------------------------------------------------------------------------------------</text:p>
      <text:p text:style-name="P9">Aggregate function :( $sum,$avg,$min,$max,$push,$addtoset,$first,$last)</text:p>
      <text:p text:style-name="P8">1. $SUM:</text:p>
      <text:p text:style-name="P2">&gt; db.Account.aggregate([{$group:{_id:"$cid",balance:{$sum:"$balance"}}}])</text:p>
      <text:p text:style-name="P2">{</text:p>
      <text:p text:style-name="P2"><text:tab/>"result" : [</text:p>
      <text:p text:style-name="P2"><text:tab/><text:tab/>{</text:p>
      <text:p text:style-name="P2"><text:tab/><text:tab/><text:tab/>"_id" : 3,</text:p>
      <text:p text:style-name="P2"><text:tab/><text:tab/><text:tab/>"balance" : 1000</text:p>
      <text:p text:style-name="P2"><text:tab/><text:tab/>},</text:p>
      <text:p text:style-name="P2"><text:tab/><text:tab/>{</text:p>
      <text:p text:style-name="P2"><text:tab/><text:tab/><text:tab/>"_id" : 2,</text:p>
      <text:p text:style-name="P2"><text:tab/><text:tab/><text:tab/>"balance" : 6000</text:p>
      <text:p text:style-name="P2"><text:tab/><text:tab/>},</text:p>
      <text:p text:style-name="P2"><text:tab/><text:tab/>{</text:p>
      <text:p text:style-name="P2"><text:tab/><text:tab/><text:tab/>"_id" : 5,</text:p>
      <text:p text:style-name="P2"><text:tab/><text:tab/><text:tab/>"balance" : 7000</text:p>
      <text:p text:style-name="P2"><text:tab/><text:tab/>},</text:p>
      <text:p text:style-name="P2"><text:tab/><text:tab/>{</text:p>
      <text:p text:style-name="P2"><text:tab/><text:tab/><text:tab/>"_id" : 4,</text:p>
      <text:p text:style-name="P2"><text:tab/><text:tab/><text:tab/>"balance" : 2000</text:p>
      <text:p text:style-name="P2"><text:tab/><text:tab/>},</text:p>
      <text:p text:style-name="P2"><text:tab/><text:tab/>{</text:p>
      <text:p text:style-name="P2"><text:tab/><text:tab/><text:tab/>"_id" : 1,</text:p>
      <text:p text:style-name="P2"><text:tab/><text:tab/><text:tab/>"balance" : 4000</text:p>
      <text:p text:style-name="P2"><text:tab/><text:tab/>}</text:p>
      <text:p text:style-name="P2"><text:tab/>],</text:p>
      <text:p text:style-name="P2"><text:tab/>"ok" : 1</text:p>
      <text:p text:style-name="P14">}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2. $ min:</text:p>
      <text:p text:style-name="P3">&gt; db.Account.aggregate([{$group:{_id:"$branch",minbalance:{$min:"$balance"}}}])</text:p>
      <text:p text:style-name="P3">{</text:p>
      <text:p text:style-name="P3"><text:tab/>"result" : [</text:p>
      <text:p text:style-name="P3"><text:tab/><text:tab/>{</text:p>
      <text:p text:style-name="P3"><text:tab/><text:tab/><text:tab/>"_id" : "Pune",</text:p>
      <text:p text:style-name="P3"><text:tab/><text:tab/><text:tab/>"minbalance" : 1000</text:p>
      <text:p text:style-name="P3"><text:tab/><text:tab/>},</text:p>
      <text:p text:style-name="P3"><text:tab/><text:tab/>{</text:p>
      <text:p text:style-name="P3"><text:tab/><text:tab/><text:tab/>"_id" : "Amravati",</text:p>
      <text:p text:style-name="P3"><text:tab/><text:tab/><text:tab/>"minbalance" : 6000</text:p>
      <text:p text:style-name="P3"><text:tab/><text:tab/>},</text:p>
      <text:p text:style-name="P3"><text:tab/><text:tab/>{</text:p>
      <text:p text:style-name="P3"><text:tab/><text:tab/><text:tab/>"_id" : "Akola",</text:p>
      <text:p text:style-name="P3"><text:tab/><text:tab/><text:tab/>"minbalance" : 4000</text:p>
      <text:p text:style-name="P3"><text:tab/><text:tab/>}</text:p>
      <text:p text:style-name="P3"><text:tab/>],</text:p>
      <text:p text:style-name="P3"><text:tab/>"ok" : 1</text:p>
      <text:p text:style-name="P3">}</text:p>
      <text:p text:style-name="P3">----------------------------------------------------------------------------------------------------------------------------</text:p>
      <text:p text:style-name="P8">3. $max:</text:p>
      <text:p text:style-name="P3">&gt; db.Account.aggregate([{$group:{_id:"$branch",balance:{$max:"$balance"}}}])</text:p>
      <text:p text:style-name="P3">{</text:p>
      <text:p text:style-name="P3"><text:tab/>"result" : [</text:p>
      <text:p text:style-name="P3"><text:tab/><text:tab/>{</text:p>
      <text:p text:style-name="P3"><text:tab/><text:tab/><text:tab/>"_id" : "Pune",</text:p>
      <text:p text:style-name="P3"><text:tab/><text:tab/><text:tab/>"balance" : 7000</text:p>
      <text:p text:style-name="P3"><text:tab/><text:tab/>},</text:p>
      <text:p text:style-name="P3"><text:tab/><text:tab/>{</text:p>
      <text:p text:style-name="P3"><text:tab/><text:tab/><text:tab/>"_id" : "Amravati",</text:p>
      <text:p text:style-name="P3"><text:tab/><text:tab/><text:tab/>"balance" : 6000</text:p>
      <text:p text:style-name="P3"><text:tab/><text:tab/>},</text:p>
      <text:p text:style-name="P3"><text:tab/><text:tab/>{</text:p>
      <text:p text:style-name="P3"><text:tab/><text:tab/><text:tab/>"_id" : "Akola",</text:p>
      <text:p text:style-name="P3"><text:tab/><text:tab/><text:tab/>"balance" : 4000</text:p>
      <text:p text:style-name="P3"><text:tab/><text:tab/>}</text:p>
      <text:p text:style-name="P3"><text:tab/>],</text:p>
      <text:p text:style-name="P3"><text:tab/>"ok" : 1</text:p>
      <text:p text:style-name="P3">}</text:p>
      <text:p text:style-name="P3">----------------------------------------------------------------------------------------------------------------------------</text:p>
      <text:p text:style-name="P3"/>
      <text:p text:style-name="P8">4. $avg:</text:p>
      <text:p text:style-name="P3">&gt; db.Account.aggregate([{$group:{_id:"$branch",avgbalance:{$avg:"$balance"}}}])</text:p>
      <text:p text:style-name="P3">{</text:p>
      <text:p text:style-name="P3"><text:tab/>"result" : [</text:p>
      <text:p text:style-name="P3"><text:tab/><text:tab/>{</text:p>
      <text:p text:style-name="P3"><text:tab/><text:tab/><text:tab/>"_id" : "Pune",</text:p>
      <text:p text:style-name="P3"><text:tab/><text:tab/><text:tab/>"avgbalance" : 3333.3333333333335</text:p>
      <text:p text:style-name="P3"><text:tab/><text:tab/>},</text:p>
      <text:p text:style-name="P3"><text:tab/><text:tab/>{</text:p>
      <text:p text:style-name="P3"><text:soft-page-break/><text:tab/><text:tab/><text:tab/>"_id" : "Amravati",</text:p>
      <text:p text:style-name="P3"><text:tab/><text:tab/><text:tab/>"avgbalance" : 6000</text:p>
      <text:p text:style-name="P3"><text:tab/><text:tab/>},</text:p>
      <text:p text:style-name="P3"><text:tab/><text:tab/>{</text:p>
      <text:p text:style-name="P3"><text:tab/><text:tab/><text:tab/>"_id" : "Akola",</text:p>
      <text:p text:style-name="P3"><text:tab/><text:tab/><text:tab/>"avgbalance" : 4000</text:p>
      <text:p text:style-name="P3"><text:tab/><text:tab/>}</text:p>
      <text:p text:style-name="P3"><text:tab/>],</text:p>
      <text:p text:style-name="P3"><text:tab/>"ok" : 1</text:p>
      <text:p text:style-name="P3">}</text:p>
      <text:p text:style-name="P3">----------------------------------------------------------------------------------------------------------------------------</text:p>
      <text:p text:style-name="P10">5. $push:</text:p>
      <text:p text:style-name="P4">&gt; db.Account.aggregate([{$group:{_id:"$branch",balance:{$push:"$balance"}}}])</text:p>
      <text:p text:style-name="P4">{</text:p>
      <text:p text:style-name="P4"><text:tab/>"result" : [</text:p>
      <text:p text:style-name="P4"><text:tab/><text:tab/>{</text:p>
      <text:p text:style-name="P4"><text:tab/><text:tab/><text:tab/>"_id" : "Pune",</text:p>
      <text:p text:style-name="P4"><text:tab/><text:tab/><text:tab/>"balance" : [</text:p>
      <text:p text:style-name="P4"><text:tab/><text:tab/><text:tab/><text:tab/>1000,</text:p>
      <text:p text:style-name="P4"><text:tab/><text:tab/><text:tab/><text:tab/>2000,</text:p>
      <text:p text:style-name="P4"><text:tab/><text:tab/><text:tab/><text:tab/>7000</text:p>
      <text:p text:style-name="P4"><text:tab/><text:tab/><text:tab/>]</text:p>
      <text:p text:style-name="P4"><text:tab/><text:tab/>},</text:p>
      <text:p text:style-name="P4"><text:tab/><text:tab/>{</text:p>
      <text:p text:style-name="P4"><text:tab/><text:tab/><text:tab/>"_id" : "Amravati",</text:p>
      <text:p text:style-name="P4"><text:tab/><text:tab/><text:tab/>"balance" : [</text:p>
      <text:p text:style-name="P4"><text:tab/><text:tab/><text:tab/><text:tab/>6000</text:p>
      <text:p text:style-name="P4"><text:tab/><text:tab/><text:tab/>]</text:p>
      <text:p text:style-name="P4"><text:tab/><text:tab/>},</text:p>
      <text:p text:style-name="P4"><text:tab/><text:tab/>{</text:p>
      <text:p text:style-name="P4"><text:tab/><text:tab/><text:tab/>"_id" : "Akola",</text:p>
      <text:p text:style-name="P4"><text:tab/><text:tab/><text:tab/>"balance" : [</text:p>
      <text:p text:style-name="P4"><text:tab/><text:tab/><text:tab/><text:tab/>4000</text:p>
      <text:p text:style-name="P4"><text:tab/><text:tab/><text:tab/>]</text:p>
      <text:p text:style-name="P4"><text:tab/><text:tab/>}</text:p>
      <text:p text:style-name="P4"><text:tab/>],</text:p>
      <text:p text:style-name="P4"><text:tab/>"ok" : 1</text:p>
      <text:p text:style-name="P4">}</text:p>
      <text:p text:style-name="P4">----------------------------------------------------------------------------------------------------------------------------</text:p>
      <text:p text:style-name="P10">6.$addtoset</text:p>
      <text:p text:style-name="P4">&gt; db.Account.aggregate([{$group:{_id:"$branch",balance:{$addToSet:"$balance"}}}])</text:p>
      <text:p text:style-name="P4">{</text:p>
      <text:p text:style-name="P4"><text:tab/>"result" : [</text:p>
      <text:p text:style-name="P4"><text:tab/><text:tab/>{</text:p>
      <text:p text:style-name="P4"><text:tab/><text:tab/><text:tab/>"_id" : "Pune",</text:p>
      <text:p text:style-name="P4"><text:tab/><text:tab/><text:tab/>"balance" : [</text:p>
      <text:p text:style-name="P4"><text:tab/><text:tab/><text:tab/><text:tab/>7000,</text:p>
      <text:p text:style-name="P4"><text:tab/><text:tab/><text:tab/><text:tab/>2000,</text:p>
      <text:p text:style-name="P4"><text:tab/><text:tab/><text:tab/><text:tab/>1000</text:p>
      <text:p text:style-name="P4"><text:tab/><text:tab/><text:tab/>]</text:p>
      <text:p text:style-name="P4"><text:soft-page-break/><text:tab/><text:tab/>},</text:p>
      <text:p text:style-name="P4"><text:tab/><text:tab/>{</text:p>
      <text:p text:style-name="P4"><text:tab/><text:tab/><text:tab/>"_id" : "Amravati",</text:p>
      <text:p text:style-name="P4"><text:tab/><text:tab/><text:tab/>"balance" : [</text:p>
      <text:p text:style-name="P4"><text:tab/><text:tab/><text:tab/><text:tab/>6000</text:p>
      <text:p text:style-name="P4"><text:tab/><text:tab/><text:tab/>]</text:p>
      <text:p text:style-name="P4"><text:tab/><text:tab/>},</text:p>
      <text:p text:style-name="P4"><text:tab/><text:tab/>{</text:p>
      <text:p text:style-name="P4"><text:tab/><text:tab/><text:tab/>"_id" : "Akola",</text:p>
      <text:p text:style-name="P4"><text:tab/><text:tab/><text:tab/>"balance" : [</text:p>
      <text:p text:style-name="P4"><text:tab/><text:tab/><text:tab/><text:tab/>4000</text:p>
      <text:p text:style-name="P4"><text:tab/><text:tab/><text:tab/>]</text:p>
      <text:p text:style-name="P4"><text:tab/><text:tab/>}</text:p>
      <text:p text:style-name="P4"><text:tab/>],</text:p>
      <text:p text:style-name="P4"><text:tab/>"ok" : 1</text:p>
      <text:p text:style-name="P4">}</text:p>
      <text:p text:style-name="P4">----------------------------------------------------------------------------------------------------------------------------</text:p>
      <text:p text:style-name="P12">3.explain :</text:p>
      <text:p text:style-name="P12"/>
      <text:p text:style-name="P5">&gt; db.Account.find().explain</text:p>
      <text:p text:style-name="P5">function (verbose) {</text:p>
      <text:p text:style-name="P5"><text:s text:c="4"/>/* verbose=true --&gt; include allPlans, oldPlan fields */</text:p>
      <text:p text:style-name="P5"><text:s text:c="4"/>var n = this.clone();</text:p>
      <text:p text:style-name="P5"><text:s text:c="4"/>n._ensureSpecial();</text:p>
      <text:p text:style-name="P5"><text:s text:c="4"/>n._query.$explain = true;</text:p>
      <text:p text:style-name="P5"><text:s text:c="4"/>n._limit = Math.abs(n._limit) * -1;</text:p>
      <text:p text:style-name="P5"><text:s text:c="4"/>var e = n.next();</text:p>
      <text:p text:style-name="P5"/>
      <text:p text:style-name="P5"><text:s text:c="4"/>function cleanup(obj){</text:p>
      <text:p text:style-name="P5"><text:s text:c="8"/>if (typeof(obj) != 'object'){</text:p>
      <text:p text:style-name="P5"><text:s text:c="12"/>return;</text:p>
      <text:p text:style-name="P5"><text:s text:c="8"/>}</text:p>
      <text:p text:style-name="P5"/>
      <text:p text:style-name="P5"><text:s text:c="8"/>delete obj.allPlans;</text:p>
      <text:p text:style-name="P5"><text:s text:c="8"/>delete obj.oldPlan;</text:p>
      <text:p text:style-name="P5"/>
      <text:p text:style-name="P5"><text:s text:c="8"/>if (typeof(obj.length) == 'number'){</text:p>
      <text:p text:style-name="P5"><text:s text:c="12"/>for (var i=0; i &lt; obj.length; i++){</text:p>
      <text:p text:style-name="P5"><text:s text:c="16"/>cleanup(obj[i]);</text:p>
      <text:p text:style-name="P5"><text:s text:c="12"/>}</text:p>
      <text:p text:style-name="P5"><text:s text:c="8"/>}</text:p>
      <text:p text:style-name="P5"/>
      <text:p text:style-name="P5"><text:s text:c="8"/>if (obj.shards){</text:p>
      <text:p text:style-name="P5"><text:s text:c="12"/>for (var key in obj.shards){</text:p>
      <text:p text:style-name="P5"><text:s text:c="16"/>cleanup(obj.shards[key]);</text:p>
      <text:p text:style-name="P5"><text:s text:c="12"/>}</text:p>
      <text:p text:style-name="P5"><text:s text:c="8"/>}</text:p>
      <text:p text:style-name="P5"/>
      <text:p text:style-name="P5"><text:s text:c="7"/></text:p>
      <text:p text:style-name="P5"/>
      <text:p text:style-name="P5"><text:soft-page-break/><text:s/>if (obj.clauses){</text:p>
      <text:p text:style-name="P5"><text:s text:c="12"/>cleanup(obj.clauses);</text:p>
      <text:p text:style-name="P5"><text:s text:c="8"/>}</text:p>
      <text:p text:style-name="P5"><text:s text:c="4"/>}</text:p>
      <text:p text:style-name="P5"/>
      <text:p text:style-name="P5"><text:s text:c="4"/>if (!verbose)</text:p>
      <text:p text:style-name="P5"><text:s text:c="8"/>cleanup(e);</text:p>
      <text:p text:style-name="P5"/>
      <text:p text:style-name="P5"><text:s text:c="4"/>return e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146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1:01:33.274780157</meta:creation-date>
    <dc:date>2017-10-25T01:45:54.019104722</dc:date>
    <meta:editing-duration>PT28M59S</meta:editing-duration>
    <meta:editing-cycles>4</meta:editing-cycles>
    <meta:generator>LibreOffice/4.3.7.2$Linux_X86_64 LibreOffice_project/430$Build-2</meta:generator>
    <meta:document-statistic meta:table-count="0" meta:image-count="0" meta:object-count="0" meta:page-count="6" meta:paragraph-count="242" meta:word-count="496" meta:character-count="5161" meta:non-whitespace-character-count="4356"/>
  </office:meta>
</office:document-meta>
</file>